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4.249cm"/>
    </style:style>
    <style:style style:name="Таблиця1.B" style:family="table-column">
      <style:table-column-properties style:column-width="2.26cm"/>
    </style:style>
    <style:style style:name="Таблиця1.C" style:family="table-column">
      <style:table-column-properties style:column-width="5.08cm"/>
    </style:style>
    <style:style style:name="Таблиця1.D" style:family="table-column">
      <style:table-column-properties style:column-width="5.424cm"/>
    </style:style>
    <style:style style:name="Таблиця1.1" style:family="table-row">
      <style:table-row-properties style:min-row-height="2.011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я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я1.C2" style:family="table-cell">
      <style:table-cell-properties fo:padding="0.097cm" fo:border-left="0.05pt solid #000000" fo:border-right="none" fo:border-top="none" fo:border-bottom="none"/>
    </style:style>
    <style:style style:name="Таблиця1.D2" style:family="table-cell">
      <style:table-cell-properties fo:padding="0.097cm" fo:border-left="0.05pt solid #000000" fo:border-right="0.05pt solid #000000" fo:border-top="none" fo:border-bottom="none"/>
    </style:style>
    <style:style style:name="Таблиця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я1.C3" style:family="table-cell">
      <style:table-cell-properties fo:padding="0.097cm" fo:border-left="0.05pt solid #000000" fo:border-right="none" fo:border-top="none" fo:border-bottom="none"/>
    </style:style>
    <style:style style:name="Таблиця1.D3" style:family="table-cell">
      <style:table-cell-properties fo:padding="0.097cm" fo:border-left="0.05pt solid #000000" fo:border-right="0.05pt solid #000000" fo:border-top="none" fo:border-bottom="none"/>
    </style:style>
    <style:style style:name="Таблиця1.C4" style:family="table-cell">
      <style:table-cell-properties fo:padding="0.097cm" fo:border-left="0.05pt solid #000000" fo:border-right="none" fo:border-top="none" fo:border-bottom="none"/>
    </style:style>
    <style:style style:name="Таблиця1.D4" style:family="table-cell">
      <style:table-cell-properties fo:padding="0.097cm" fo:border-left="0.05pt solid #000000" fo:border-right="0.05pt solid #000000" fo:border-top="none" fo:border-bottom="none"/>
    </style:style>
    <style:style style:name="Таблиця1.C5" style:family="table-cell">
      <style:table-cell-properties fo:padding="0.097cm" fo:border-left="0.05pt solid #000000" fo:border-right="none" fo:border-top="none" fo:border-bottom="none"/>
    </style:style>
    <style:style style:name="Таблиця1.D5" style:family="table-cell">
      <style:table-cell-properties fo:padding="0.097cm" fo:border-left="0.05pt solid #000000" fo:border-right="0.05pt solid #000000" fo:border-top="none" fo:border-bottom="none"/>
    </style:style>
    <style:style style:name="Таблиця1.C6" style:family="table-cell">
      <style:table-cell-properties fo:padding="0.097cm" fo:border-left="0.05pt solid #000000" fo:border-right="none" fo:border-top="none" fo:border-bottom="none"/>
    </style:style>
    <style:style style:name="Таблиця1.D6" style:family="table-cell">
      <style:table-cell-properties fo:padding="0.097cm" fo:border-left="0.05pt solid #000000" fo:border-right="0.05pt solid #000000" fo:border-top="none" fo:border-bottom="none"/>
    </style:style>
    <style:style style:name="Таблиця1.C7" style:family="table-cell">
      <style:table-cell-properties fo:padding="0.097cm" fo:border-left="0.05pt solid #000000" fo:border-right="none" fo:border-top="none" fo:border-bottom="none"/>
    </style:style>
    <style:style style:name="Таблиця1.D7" style:family="table-cell">
      <style:table-cell-properties fo:padding="0.097cm" fo:border-left="0.05pt solid #000000" fo:border-right="0.05pt solid #000000" fo:border-top="none" fo:border-bottom="none"/>
    </style:style>
    <style:style style:name="Таблиця1.C8" style:family="table-cell">
      <style:table-cell-properties fo:padding="0.097cm" fo:border-left="0.05pt solid #000000" fo:border-right="none" fo:border-top="none" fo:border-bottom="none"/>
    </style:style>
    <style:style style:name="Таблиця1.D8" style:family="table-cell">
      <style:table-cell-properties fo:padding="0.097cm" fo:border-left="0.05pt solid #000000" fo:border-right="0.05pt solid #000000" fo:border-top="none" fo:border-bottom="none"/>
    </style:style>
    <style:style style:name="Таблиця1.C9" style:family="table-cell">
      <style:table-cell-properties fo:padding="0.097cm" fo:border-left="0.05pt solid #000000" fo:border-right="none" fo:border-top="none" fo:border-bottom="none"/>
    </style:style>
    <style:style style:name="Таблиця1.D9" style:family="table-cell">
      <style:table-cell-properties fo:padding="0.097cm" fo:border-left="0.05pt solid #000000" fo:border-right="0.05pt solid #000000" fo:border-top="none" fo:border-bottom="none"/>
    </style:style>
    <style:style style:name="Таблиця1.C10" style:family="table-cell">
      <style:table-cell-properties fo:padding="0.097cm" fo:border-left="0.05pt solid #000000" fo:border-right="none" fo:border-top="none" fo:border-bottom="none"/>
    </style:style>
    <style:style style:name="Таблиця1.D10" style:family="table-cell">
      <style:table-cell-properties fo:padding="0.097cm" fo:border-left="0.05pt solid #000000" fo:border-right="0.05pt solid #000000" fo:border-top="none" fo:border-bottom="none"/>
    </style:style>
    <style:style style:name="Таблиця1.C11" style:family="table-cell">
      <style:table-cell-properties fo:padding="0.097cm" fo:border-left="0.05pt solid #000000" fo:border-right="none" fo:border-top="none" fo:border-bottom="none"/>
    </style:style>
    <style:style style:name="Таблиця1.D11" style:family="table-cell">
      <style:table-cell-properties fo:padding="0.097cm" fo:border-left="0.05pt solid #000000" fo:border-right="0.05pt solid #000000" fo:border-top="none" fo:border-bottom="none"/>
    </style:style>
    <style:style style:name="Таблиця1.C12" style:family="table-cell">
      <style:table-cell-properties fo:padding="0.097cm" fo:border-left="0.05pt solid #000000" fo:border-right="none" fo:border-top="none" fo:border-bottom="none"/>
    </style:style>
    <style:style style:name="Таблиця1.D12" style:family="table-cell">
      <style:table-cell-properties fo:padding="0.097cm" fo:border-left="0.05pt solid #000000" fo:border-right="0.05pt solid #000000" fo:border-top="none" fo:border-bottom="none"/>
    </style:style>
    <style:style style:name="Таблиця1.C13" style:family="table-cell">
      <style:table-cell-properties fo:padding="0.097cm" fo:border-left="0.05pt solid #000000" fo:border-right="none" fo:border-top="none" fo:border-bottom="none"/>
    </style:style>
    <style:style style:name="Таблиця1.D13" style:family="table-cell">
      <style:table-cell-properties fo:padding="0.097cm" fo:border-left="0.05pt solid #000000" fo:border-right="0.05pt solid #000000" fo:border-top="none" fo:border-bottom="none"/>
    </style:style>
    <style:style style:name="Таблиця1.C14" style:family="table-cell">
      <style:table-cell-properties fo:padding="0.097cm" fo:border-left="0.05pt solid #000000" fo:border-right="none" fo:border-top="none" fo:border-bottom="none"/>
    </style:style>
    <style:style style:name="Таблиця1.D14" style:family="table-cell">
      <style:table-cell-properties fo:padding="0.097cm" fo:border-left="0.05pt solid #000000" fo:border-right="0.05pt solid #000000" fo:border-top="none" fo:border-bottom="none"/>
    </style:style>
    <style:style style:name="Таблиця1.C15" style:family="table-cell">
      <style:table-cell-properties fo:padding="0.097cm" fo:border-left="0.05pt solid #000000" fo:border-right="none" fo:border-top="none" fo:border-bottom="none"/>
    </style:style>
    <style:style style:name="Таблиця1.D15" style:family="table-cell">
      <style:table-cell-properties fo:padding="0.097cm" fo:border-left="0.05pt solid #000000" fo:border-right="0.05pt solid #000000" fo:border-top="none" fo:border-bottom="none"/>
    </style:style>
    <style:style style:name="Таблиця1.C16" style:family="table-cell">
      <style:table-cell-properties fo:padding="0.097cm" fo:border-left="0.05pt solid #000000" fo:border-right="none" fo:border-top="none" fo:border-bottom="none"/>
    </style:style>
    <style:style style:name="Таблиця1.D16" style:family="table-cell">
      <style:table-cell-properties fo:padding="0.097cm" fo:border-left="0.05pt solid #000000" fo:border-right="0.05pt solid #000000" fo:border-top="none" fo:border-bottom="none"/>
    </style:style>
    <style:style style:name="Таблиця1.C17" style:family="table-cell">
      <style:table-cell-properties fo:padding="0.097cm" fo:border-left="0.05pt solid #000000" fo:border-right="none" fo:border-top="none" fo:border-bottom="none"/>
    </style:style>
    <style:style style:name="Таблиця1.D17" style:family="table-cell">
      <style:table-cell-properties fo:padding="0.097cm" fo:border-left="0.05pt solid #000000" fo:border-right="0.05pt solid #000000" fo:border-top="none" fo:border-bottom="none"/>
    </style:style>
    <style:style style:name="Таблиця1.C18" style:family="table-cell">
      <style:table-cell-properties fo:padding="0.097cm" fo:border-left="0.05pt solid #000000" fo:border-right="none" fo:border-top="none" fo:border-bottom="none"/>
    </style:style>
    <style:style style:name="Таблиця1.D18" style:family="table-cell">
      <style:table-cell-properties fo:padding="0.097cm" fo:border-left="0.05pt solid #000000" fo:border-right="0.05pt solid #000000" fo:border-top="none" fo:border-bottom="none"/>
    </style:style>
    <style:style style:name="Таблиця1.C19" style:family="table-cell">
      <style:table-cell-properties fo:padding="0.097cm" fo:border-left="0.05pt solid #000000" fo:border-right="none" fo:border-top="none" fo:border-bottom="none"/>
    </style:style>
    <style:style style:name="Таблиця1.D19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8ee3e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08ee3e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91dfe" officeooo:paragraph-rsid="0008ee3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09acce" officeooo:paragraph-rsid="0009acc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ae410" officeooo:paragraph-rsid="000ae41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acce" officeooo:paragraph-rsid="0009acc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bd202" officeooo:paragraph-rsid="000bd20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0ae410" officeooo:paragraph-rsid="000ae41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ae410" officeooo:paragraph-rsid="000ae41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bd202" officeooo:paragraph-rsid="000bd20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9acce" officeooo:paragraph-rsid="0009acc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0d9132" officeooo:paragraph-rsid="000d913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0d9132" officeooo:paragraph-rsid="000d9132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0df0b8" officeooo:paragraph-rsid="000df0b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df0b8" officeooo:paragraph-rsid="000df0b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fbc99" officeooo:paragraph-rsid="000fbc9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paragraph-rsid="001015c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paragraph-rsid="0013a730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0df0b8" officeooo:paragraph-rsid="000df0b8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font-size-asian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ae410" officeooo:paragraph-rsid="000ae410" style:font-size-asian="14pt" style:font-size-complex="14pt"/>
    </style:style>
    <style:style style:name="P25" style:family="paragraph" style:parent-style-name="Standard">
      <style:text-properties fo:color="#000000" style:font-name="Times New Roman" fo:font-size="8pt" style:font-size-asian="8pt" style:font-size-complex="8pt" fo:background-color="#ffffff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8pt" fo:font-weight="normal" officeooo:rsid="0009acce" officeooo:paragraph-rsid="0009acce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Times New Roman" fo:font-size="8pt" style:font-size-asian="8pt" style:font-size-complex="8pt"/>
    </style:style>
    <style:style style:name="T1" style:family="text">
      <style:text-properties officeooo:rsid="00191df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ee3e"/>
    </style:style>
    <style:style style:name="T4" style:family="text">
      <style:text-properties fo:language="en" fo:country="US" officeooo:rsid="000df0b8"/>
    </style:style>
    <style:style style:name="T5" style:family="text">
      <style:text-properties fo:language="en" fo:country="US" officeooo:rsid="001015c2"/>
    </style:style>
    <style:style style:name="T6" style:family="text">
      <style:text-properties fo:language="en" fo:country="US" officeooo:rsid="0010485e"/>
    </style:style>
    <style:style style:name="T7" style:family="text">
      <style:text-properties fo:language="en" fo:country="US" officeooo:rsid="00123614"/>
    </style:style>
    <style:style style:name="T8" style:family="text">
      <style:text-properties fo:language="en" fo:country="US" officeooo:rsid="0013a730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4pt" style:font-size-asian="14pt"/>
    </style:style>
    <style:style style:name="T11" style:family="text">
      <style:text-properties style:font-name="Times New Roman" fo:font-size="14pt" fo:font-weight="bold" style:font-size-asian="14pt" style:font-weight-asian="bold"/>
    </style:style>
    <style:style style:name="T12" style:family="text">
      <style:text-properties style:font-name="Times New Roman" officeooo:rsid="000df0b8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0df0b8"/>
    </style:style>
    <style:style style:name="T15" style:family="text">
      <style:text-properties officeooo:rsid="001015c2"/>
    </style:style>
    <style:style style:name="T16" style:family="text">
      <style:text-properties fo:color="#000000" style:font-name="Consolas" fo:font-size="9.5pt" style:font-size-asian="9.5pt" fo:background-color="#ffffff"/>
    </style:style>
    <style:style style:name="T17" style:family="text">
      <style:text-properties fo:color="#000000" fo:font-size="9.5pt" style:font-size-asian="9.5pt" fo:background-color="#ffffff"/>
    </style:style>
    <style:style style:name="T18" style:family="text">
      <style:text-properties fo:color="#000000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/>
      <text:p text:style-name="P1">Кафедра обчислювальної техніки</text:p>
      <text:p text:style-name="P1"/>
      <text:p text:style-name="P1">Лабораторна робота №<text:span text:style-name="T3">3</text:span></text:p>
      <text:p text:style-name="P1">з дисципліни «Системне програмування – 1»</text:p>
      <text:p text:style-name="P1">на тему: «Створення модульних проектів на асемблері у середовищі Visual Studio та вивчення форматів представлення чисел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25"/></text:p>
      <text:p text:style-name="P2">студент 2-го курсу ФІОТ</text:p>
      <text:p text:style-name="P2">групи І<text:span text:style-name="T1">В-71 <text:s text:c="20"/></text:span></text:p>
      <text:p text:style-name="P3">Мазан Я. В. <text:s text:c="20"/></text:p>
      <text:p text:style-name="P2"><text:s/></text:p>
      <text:p text:style-name="P2">Перевірив: <text:s text:c="21"/></text:p>
      <text:p text:style-name="P2">Старший викладач <text:s text:c="8"/></text:p>
      <text:p text:style-name="P2">Порєв В. М. <text:s text:c="19"/></text:p>
      <text:p text:style-name="P1"/>
      <text:p text:style-name="P1"/>
      <text:p text:style-name="P1"/>
      <text:p text:style-name="P1">Київ – 201<text:span text:style-name="T1">9</text:span></text:p>
      <text:p text:style-name="P6"><text:soft-page-break/>Мета:</text:p>
      <text:p text:style-name="P4">Навчитися створювати модульні проекти на асемблері, а також</text:p>
      <text:p text:style-name="P4">закріпити знання основних форматів представлення чисел у комп’ютері.</text:p>
      <text:p text:style-name="P6"/>
      <text:p text:style-name="P6">Завдання:</text:p>
      <text:p text:style-name="P4">1. Створити у середовищі MS Visual Studio проект з ім’ям <text:span text:style-name="T13">Lab3</text:span>.</text:p>
      <text:p text:style-name="P23">2. Написати вихідний текст програми згідно варіанту завдання. Вихідний текст</text:p>
      <text:p text:style-name="P23">повинен бути у вигляді двох модулів на асемблері:</text:p>
      <text:p text:style-name="P23"><text:tab/>- головний модуль, у якому описується загальний хід виконання програми</text:p>
      <text:p text:style-name="P23">від початку і до завершення. Цей модуль містить точку входу у програму,</text:p>
      <text:p text:style-name="P23">впродовж роботи викликає процедури з інших модулів. Вихідний текст</text:p>
      <text:p text:style-name="P14"><text:span text:style-name="T10">головного модуля записати у файл </text:span><text:span text:style-name="T11">main3.asm</text:span><text:span text:style-name="T10">;</text:span></text:p>
      <text:p text:style-name="P23"><text:tab/>- другий модуль, який містить процедуру, яка викликається з головного</text:p>
      <text:p text:style-name="P14"><text:span text:style-name="T10">модуля. Цей модуль записати у файл </text:span><text:span text:style-name="T11">module.asm</text:span><text:span text:style-name="T10">.</text:span></text:p>
      <text:p text:style-name="P23">3. Додати файли модулів у проект. У цьому проекті кожний модуль може</text:p>
      <text:p text:style-name="P23">окремо компілюватися.</text:p>
      <text:p text:style-name="P23">4. Скомпілювати вихідний текст і отримати виконуваний файл програми.</text:p>
      <text:p text:style-name="P23">5. Перевірити роботу програми. Налагодити програму.</text:p>
      <text:p text:style-name="P23">6. Отримати результати – кодовані значення чисел згідно варіанту завдання.</text:p>
      <text:p text:style-name="P4">7. Проаналізувати та прокоментувати результати та вихідний текст.</text:p>
      <text:p text:style-name="P4"/>
      <text:p text:style-name="P8">Варіант:</text:p>
      <text:p text:style-name="P9">N = 9</text:p>
      <text:p text:style-name="P5">X = N+10 <text:span text:style-name="T2">= 19</text:span></text:p>
      <text:p text:style-name="P5">Y = 2X <text:span text:style-name="T2">= 38</text:span></text:p>
      <text:p text:style-name="P9"/>
      <text:p text:style-name="P6">Код програми:</text:p>
      <text:p text:style-name="P26"><text:span text:style-name="T18">.386</text:span></text:p>
      <text:p text:style-name="P27"><text:span text:style-name="T18">.model flat, stdcall</text:span></text:p>
      <text:p text:style-name="P27"><text:span text:style-name="T18">option casemap : none</text:span></text:p>
      <text:p text:style-name="P25"/>
      <text:p text:style-name="P27"><text:span text:style-name="T18">include \masm32\include\kernel32.inc</text:span></text:p>
      <text:p text:style-name="P27"><text:span text:style-name="T18">include \masm32\include\user32.inc</text:span></text:p>
      <text:p text:style-name="P27"><text:span text:style-name="T18">include \masm32\include\windows.inc</text:span></text:p>
      <text:p text:style-name="P27"><text:span text:style-name="T18">include module.inc</text:span></text:p>
      <text:p text:style-name="P25"/>
      <text:p text:style-name="P27"><text:span text:style-name="T18">includelib \masm32\lib\kernel32.lib</text:span></text:p>
      <text:p text:style-name="P27"><text:span text:style-name="T18">includelib \masm32\lib\user32.lib</text:span></text:p>
      <text:p text:style-name="P25"/>
      <text:p text:style-name="P27"><text:span text:style-name="T18">.const</text:span></text:p>
      <text:p text:style-name="P27"><text:span text:style-name="T18"><text:tab/>messageCapt db "Лабораторна робота №3", 0</text:span></text:p>
      <text:p text:style-name="P27"><text:span text:style-name="T18"><text:tab/>messageWelcome db "Лабораторну виконав Мазан Ян", 13, 10, "група ІВ-71, 9 за списком", 0</text:span></text:p>
      <text:p text:style-name="P27"><text:span text:style-name="T18">.data</text:span></text:p>
      <text:p text:style-name="P27"><text:span text:style-name="T18"><text:tab/>textRes db 64 dup(?)</text:span></text:p>
      <text:p text:style-name="P27"><text:span text:style-name="T18"><text:tab/>num1 db 19</text:span></text:p>
      <text:p text:style-name="P27"><text:span text:style-name="T18"><text:tab/>num2 db -19</text:span></text:p>
      <text:p text:style-name="P27"><text:span text:style-name="T18"><text:tab/>num3 dw 19</text:span></text:p>
      <text:p text:style-name="P27"><text:span text:style-name="T18"><text:tab/>num4 dw -19</text:span></text:p>
      <text:p text:style-name="P27"><text:span text:style-name="T18"><text:tab/>num5 dd 19</text:span></text:p>
      <text:p text:style-name="P27"><text:span text:style-name="T18"><text:tab/>num6 dd -19</text:span></text:p>
      <text:p text:style-name="P27"><text:span text:style-name="T18"><text:tab/>num7 dq 19</text:span></text:p>
      <text:p text:style-name="P27"><text:span text:style-name="T18"><text:tab/>num8 dq -19</text:span></text:p>
      <text:p text:style-name="P27"><text:span text:style-name="T18"><text:tab/>num9 dd 19.0</text:span></text:p>
      <text:p text:style-name="P27"><text:span text:style-name="T18"><text:tab/>num10 dd -38.0</text:span></text:p>
      <text:p text:style-name="P27"><text:span text:style-name="T18"><text:tab/>num11 dd 19.19</text:span></text:p>
      <text:p text:style-name="P27"><text:span text:style-name="T18"><text:tab/>num12 dq 19.0</text:span></text:p>
      <text:p text:style-name="P27"><text:span text:style-name="T18"><text:tab/>num13 dq -38.0</text:span></text:p>
      <text:p text:style-name="P27"><text:span text:style-name="T18"><text:tab/>num14 dq 19.19</text:span></text:p>
      <text:p text:style-name="P27"><text:soft-page-break/><text:span text:style-name="T18"><text:tab/>num15 dt 19.0</text:span></text:p>
      <text:p text:style-name="P27"><text:span text:style-name="T18"><text:tab/>num16 dt -38.0</text:span></text:p>
      <text:p text:style-name="P27"><text:span text:style-name="T18"><text:tab/>num17 dt 19.19</text:span></text:p>
      <text:p text:style-name="P25"/>
      <text:p text:style-name="P27"><text:span text:style-name="T18">.code</text:span></text:p>
      <text:p text:style-name="P25"/>
      <text:p text:style-name="P27"><text:span text:style-name="T18">main:</text:span></text:p>
      <text:p text:style-name="P27"><text:span text:style-name="T18"><text:tab/>invoke MessageBoxA, 0, ADDR messageWelcome, ADDR messageCapt, 0</text:span></text:p>
      <text:p text:style-name="P25"/>
      <text:p text:style-name="P27"><text:span text:style-name="T18"><text:tab/>push offset textRes</text:span></text:p>
      <text:p text:style-name="P27"><text:span text:style-name="T18"><text:tab/>push offset num1</text:span></text:p>
      <text:p text:style-name="P27"><text:span text:style-name="T18"><text:tab/>push 8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2</text:span></text:p>
      <text:p text:style-name="P27"><text:span text:style-name="T18"><text:tab/>push 8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3</text:span></text:p>
      <text:p text:style-name="P27"><text:span text:style-name="T18"><text:tab/>push 16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4</text:span></text:p>
      <text:p text:style-name="P27"><text:span text:style-name="T18"><text:tab/>push 16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5</text:span></text:p>
      <text:p text:style-name="P27"><text:span text:style-name="T18"><text:tab/>push 32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6</text:span></text:p>
      <text:p text:style-name="P27"><text:span text:style-name="T18"><text:tab/>push 32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7</text:span></text:p>
      <text:p text:style-name="P27"><text:span text:style-name="T18"><text:tab/>push 64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8</text:span></text:p>
      <text:p text:style-name="P27"><text:span text:style-name="T18"><text:tab/>push 64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5"/>
      <text:p text:style-name="P27"><text:span text:style-name="T18"><text:tab/>push offset textRes</text:span></text:p>
      <text:p text:style-name="P27"><text:span text:style-name="T18"><text:tab/>push offset num9</text:span></text:p>
      <text:p text:style-name="P27"><text:span text:style-name="T18"><text:tab/>push 32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10</text:span></text:p>
      <text:p text:style-name="P27"><text:span text:style-name="T18"><text:tab/>push 32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11</text:span></text:p>
      <text:p text:style-name="P27"><text:span text:style-name="T18"><text:tab/>push 32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5"/>
      <text:p text:style-name="P27"><text:span text:style-name="T18"><text:tab/>push offset textRes</text:span></text:p>
      <text:p text:style-name="P27"><text:span text:style-name="T18"><text:tab/>push offset num12</text:span></text:p>
      <text:p text:style-name="P27"><text:soft-page-break/><text:span text:style-name="T18"><text:tab/>push 64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13</text:span></text:p>
      <text:p text:style-name="P27"><text:span text:style-name="T18"><text:tab/>push 64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14</text:span></text:p>
      <text:p text:style-name="P27"><text:span text:style-name="T18"><text:tab/>push 64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5"/>
      <text:p text:style-name="P27"><text:span text:style-name="T18"><text:tab/>push offset textRes</text:span></text:p>
      <text:p text:style-name="P27"><text:span text:style-name="T18"><text:tab/>push offset num15</text:span></text:p>
      <text:p text:style-name="P27"><text:span text:style-name="T18"><text:tab/>push 80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16</text:span></text:p>
      <text:p text:style-name="P27"><text:span text:style-name="T18"><text:tab/>push 80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7"><text:span text:style-name="T18"><text:tab/>push offset textRes</text:span></text:p>
      <text:p text:style-name="P27"><text:span text:style-name="T18"><text:tab/>push offset num17</text:span></text:p>
      <text:p text:style-name="P27"><text:span text:style-name="T18"><text:tab/>push 80</text:span></text:p>
      <text:p text:style-name="P27"><text:span text:style-name="T18"><text:tab/>call StrHex_MY</text:span></text:p>
      <text:p text:style-name="P27"><text:span text:style-name="T18"><text:tab/>invoke MessageBoxA, 0, ADDR textRes, ADDR messageCapt, MB_ICONINFORMATION</text:span></text:p>
      <text:p text:style-name="P25"/>
      <text:p text:style-name="P25"/>
      <text:p text:style-name="P27"><text:span text:style-name="T18"><text:tab/>invoke ExitProcess, 0</text:span></text:p>
      <text:p text:style-name="P26"><text:span text:style-name="T18"><text:tab/>end main</text:span></text:p>
      <text:p text:style-name="P11"/>
      <text:p text:style-name="P7">Таблиця з результатами: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row table:style-name="Таблиця1.1">
          <table:table-cell table:style-name="Таблиця1.A1" table:number-rows-spanned="2" office:value-type="string">
            <text:p text:style-name="P13">Типи даних, які має обробити</text:p>
            <text:p text:style-name="P13">програма і показати кодовані</text:p>
            <text:p text:style-name="P13">значення</text:p>
          </table:table-cell>
          <table:table-cell table:style-name="Таблиця1.A1" table:number-rows-spanned="2" office:value-type="string">
            <text:p text:style-name="P13">Значення</text:p>
          </table:table-cell>
          <table:table-cell table:style-name="Таблиця1.C1" table:number-columns-spanned="2" office:value-type="string">
            <text:p text:style-name="P12">Результати виконання програми</text:p>
          </table:table-cell>
          <table:covered-table-cell/>
        </table:table-row>
        <table:table-row>
          <table:covered-table-cell/>
          <table:covered-table-cell/>
          <table:table-cell table:style-name="Таблиця1.C18" office:value-type="string">
            <text:p text:style-name="P17">Шістнадцятковий код</text:p>
          </table:table-cell>
          <table:table-cell table:style-name="Таблиця1.D2" office:value-type="string">
            <text:p text:style-name="P17">Двійковий код</text:p>
          </table:table-cell>
        </table:table-row>
        <table:table-row>
          <table:table-cell table:style-name="Таблиця1.A3" table:number-rows-spanned="2" office:value-type="string">
            <text:p text:style-name="P15">Ціле 8-бітове</text:p>
          </table:table-cell>
          <table:table-cell table:style-name="Таблиця1.A3" office:value-type="string">
            <text:p text:style-name="P17">19</text:p>
          </table:table-cell>
          <table:table-cell table:style-name="Таблиця1.C18" office:value-type="string">
            <text:p text:style-name="P19">13</text:p>
          </table:table-cell>
          <table:table-cell table:style-name="Таблиця1.D3" office:value-type="string">
            <text:p text:style-name="P16"><text:span text:style-name="T5">000</text:span>10011</text:p>
          </table:table-cell>
        </table:table-row>
        <table:table-row>
          <table:covered-table-cell/>
          <table:table-cell table:style-name="Таблиця1.A3" office:value-type="string">
            <text:p text:style-name="P16">-<text:span text:style-name="T14">19</text:span></text:p>
          </table:table-cell>
          <table:table-cell table:style-name="Таблиця1.C18" office:value-type="string">
            <text:p text:style-name="P19">ED</text:p>
          </table:table-cell>
          <table:table-cell table:style-name="Таблиця1.D4" office:value-type="string">
            <text:p text:style-name="P16">11101101</text:p>
          </table:table-cell>
        </table:table-row>
        <table:table-row>
          <table:table-cell table:style-name="Таблиця1.A3" table:number-rows-spanned="2" office:value-type="string">
            <text:p text:style-name="P15">Ціле 16-бітове</text:p>
          </table:table-cell>
          <table:table-cell table:style-name="Таблиця1.A3" office:value-type="string">
            <text:p text:style-name="P17">19</text:p>
          </table:table-cell>
          <table:table-cell table:style-name="Таблиця1.C18" office:value-type="string">
            <text:p text:style-name="P19">0013</text:p>
          </table:table-cell>
          <table:table-cell table:style-name="Таблиця1.D5" office:value-type="string">
            <text:p text:style-name="P20"><text:span text:style-name="T5">00000000 000</text:span>10011</text:p>
          </table:table-cell>
        </table:table-row>
        <table:table-row>
          <table:covered-table-cell/>
          <table:table-cell table:style-name="Таблиця1.A3" office:value-type="string">
            <text:p text:style-name="P16">-<text:span text:style-name="T14">19</text:span></text:p>
          </table:table-cell>
          <table:table-cell table:style-name="Таблиця1.C18" office:value-type="string">
            <text:p text:style-name="P19">FFED</text:p>
          </table:table-cell>
          <table:table-cell table:style-name="Таблиця1.D6" office:value-type="string">
            <text:p text:style-name="P16">11111111 11101101</text:p>
          </table:table-cell>
        </table:table-row>
        <table:table-row>
          <table:table-cell table:style-name="Таблиця1.A3" table:number-rows-spanned="2" office:value-type="string">
            <text:p text:style-name="P13">Ціле 32-бітове</text:p>
          </table:table-cell>
          <table:table-cell table:style-name="Таблиця1.A3" office:value-type="string">
            <text:p text:style-name="P17">19</text:p>
          </table:table-cell>
          <table:table-cell table:style-name="Таблиця1.C18" office:value-type="string">
            <text:p text:style-name="P19">00000013</text:p>
          </table:table-cell>
          <table:table-cell table:style-name="Таблиця1.D7" office:value-type="string">
            <text:p text:style-name="P20"><text:span text:style-name="T5">00000000 00000000 00000000 </text:span><text:span text:style-name="T15">000</text:span>10011</text:p>
          </table:table-cell>
        </table:table-row>
        <table:table-row>
          <table:covered-table-cell/>
          <table:table-cell table:style-name="Таблиця1.A3" office:value-type="string">
            <text:p text:style-name="P16">-<text:span text:style-name="T14">19</text:span></text:p>
          </table:table-cell>
          <table:table-cell table:style-name="Таблиця1.C18" office:value-type="string">
            <text:p text:style-name="P19">FFFFF<text:span text:style-name="T15">F</text:span>ED</text:p>
          </table:table-cell>
          <table:table-cell table:style-name="Таблиця1.D8" office:value-type="string">
            <text:p text:style-name="P16">11111111 11111111 11111111 11101101</text:p>
          </table:table-cell>
        </table:table-row>
        <table:table-row>
          <table:table-cell table:style-name="Таблиця1.A3" table:number-rows-spanned="2" office:value-type="string">
            <text:p text:style-name="P13"><text:span text:style-name="T9">Ціле </text:span><text:span text:style-name="T12">64</text:span><text:span text:style-name="T9">-бітове</text:span></text:p>
          </table:table-cell>
          <table:table-cell table:style-name="Таблиця1.A3" office:value-type="string">
            <text:p text:style-name="P17">19</text:p>
          </table:table-cell>
          <table:table-cell table:style-name="Таблиця1.C18" office:value-type="string">
            <text:p text:style-name="P19">00000000 00000013</text:p>
          </table:table-cell>
          <table:table-cell table:style-name="Таблиця1.D9" office:value-type="string">
            <text:p text:style-name="P17">Не потрібно виконувати</text:p>
          </table:table-cell>
        </table:table-row>
        <table:table-row>
          <table:covered-table-cell/>
          <table:table-cell table:style-name="Таблиця1.A3" office:value-type="string">
            <text:p text:style-name="P17">-19</text:p>
          </table:table-cell>
          <table:table-cell table:style-name="Таблиця1.C18" office:value-type="string">
            <text:p text:style-name="P19">FFFFFFFF FFFFFFED</text:p>
          </table:table-cell>
          <table:table-cell table:style-name="Таблиця1.D10" office:value-type="string">
            <text:p text:style-name="P17">Не потрібно виконувати</text:p>
          </table:table-cell>
        </table:table-row>
        <table:table-row>
          <table:table-cell table:style-name="Таблиця1.A3" table:number-rows-spanned="3" office:value-type="string">
            <text:p text:style-name="P13">Число у 32-бітовому форматі</text:p>
            <text:p text:style-name="P13">з плаваючою точкою</text:p>
          </table:table-cell>
          <table:table-cell table:style-name="Таблиця1.A3" office:value-type="string">
            <text:p text:style-name="P17">19.<text:span text:style-name="T2">0</text:span></text:p>
          </table:table-cell>
          <table:table-cell table:style-name="Таблиця1.C18" office:value-type="string">
            <text:p text:style-name="P19">41980000</text:p>
          </table:table-cell>
          <table:table-cell table:style-name="Таблиця1.D11" office:value-type="string">
            <text:p text:style-name="P16"><text:span text:style-name="T8">0</text:span>1000001 10011000 00000000 00000000</text:p>
          </table:table-cell>
        </table:table-row>
        <table:table-row>
          <table:covered-table-cell/>
          <table:table-cell table:style-name="Таблиця1.A3" office:value-type="string">
            <text:p text:style-name="P16">-<text:span text:style-name="T4">38.0</text:span></text:p>
          </table:table-cell>
          <table:table-cell table:style-name="Таблиця1.C18" office:value-type="string">
            <text:p text:style-name="P19">C2180000</text:p>
          </table:table-cell>
          <table:table-cell table:style-name="Таблиця1.D12" office:value-type="string">
            <text:p text:style-name="P16">11000010 00011000 00000000 00000000</text:p>
          </table:table-cell>
        </table:table-row>
        <table:table-row>
          <table:covered-table-cell/>
          <table:table-cell table:style-name="Таблиця1.A3" office:value-type="string">
            <text:p text:style-name="P18">19.19</text:p>
          </table:table-cell>
          <table:table-cell table:style-name="Таблиця1.C18" office:value-type="string">
            <text:p text:style-name="P19">4199851F</text:p>
          </table:table-cell>
          <table:table-cell table:style-name="Таблиця1.D13" office:value-type="string">
            <text:p text:style-name="P17">Не потрібно виконувати</text:p>
          </table:table-cell>
        </table:table-row>
        <text:soft-page-break/>
        <table:table-row>
          <table:table-cell table:style-name="Таблиця1.A3" table:number-rows-spanned="3" office:value-type="string">
            <text:p text:style-name="P13">Число у 64-бітовому форматі</text:p>
            <text:p text:style-name="P13">з плаваючою точкою</text:p>
          </table:table-cell>
          <table:table-cell table:style-name="Таблиця1.A3" office:value-type="string">
            <text:p text:style-name="P18">19.0</text:p>
          </table:table-cell>
          <table:table-cell table:style-name="Таблиця1.C18" office:value-type="string">
            <text:p text:style-name="P19">40330000 00000000</text:p>
          </table:table-cell>
          <table:table-cell table:style-name="Таблиця1.D14" office:value-type="string">
            <text:p text:style-name="P16">1000000 00110011 00000000 00000000</text:p>
          </table:table-cell>
        </table:table-row>
        <table:table-row>
          <table:covered-table-cell/>
          <table:table-cell table:style-name="Таблиця1.A3" office:value-type="string">
            <text:p text:style-name="P16">-<text:span text:style-name="T4">38.0</text:span></text:p>
          </table:table-cell>
          <table:table-cell table:style-name="Таблиця1.C18" office:value-type="string">
            <text:p text:style-name="P19">C0430000 00000000</text:p>
          </table:table-cell>
          <table:table-cell table:style-name="Таблиця1.D15" office:value-type="string">
            <text:p text:style-name="P16">11000000 01000011 00000000 00000000</text:p>
          </table:table-cell>
        </table:table-row>
        <table:table-row>
          <table:covered-table-cell/>
          <table:table-cell table:style-name="Таблиця1.A3" office:value-type="string">
            <text:p text:style-name="P18">19.19</text:p>
          </table:table-cell>
          <table:table-cell table:style-name="Таблиця1.C18" office:value-type="string">
            <text:p text:style-name="P19">403330A3 D70A3D71</text:p>
          </table:table-cell>
          <table:table-cell table:style-name="Таблиця1.D16" office:value-type="string">
            <text:p text:style-name="P17">Не потрібно виконувати</text:p>
          </table:table-cell>
        </table:table-row>
        <table:table-row>
          <table:table-cell table:style-name="Таблиця1.A3" table:number-rows-spanned="3" office:value-type="string">
            <text:p text:style-name="P13">Число у 80-бітовому форматі</text:p>
            <text:p text:style-name="P13">з плаваючою точкою</text:p>
          </table:table-cell>
          <table:table-cell table:style-name="Таблиця1.A3" office:value-type="string">
            <text:p text:style-name="P18">19.0</text:p>
          </table:table-cell>
          <table:table-cell table:style-name="Таблиця1.C18" office:value-type="string">
            <text:p text:style-name="P19">4003 98000000 00000000</text:p>
          </table:table-cell>
          <table:table-cell table:style-name="Таблиця1.D17" office:value-type="string">
            <text:p text:style-name="P16"><text:span text:style-name="T8">0</text:span>1000000 00000011 10011000 00000000 00000000 00000000 00000000 00000000 00000000 00000000</text:p>
          </table:table-cell>
        </table:table-row>
        <table:table-row>
          <table:covered-table-cell/>
          <table:table-cell table:style-name="Таблиця1.A3" office:value-type="string">
            <text:p text:style-name="P16">-<text:span text:style-name="T4">38.0</text:span></text:p>
          </table:table-cell>
          <table:table-cell table:style-name="Таблиця1.C18" office:value-type="string">
            <text:p text:style-name="P19">C004 98000000 00000000</text:p>
          </table:table-cell>
          <table:table-cell table:style-name="Таблиця1.D18" office:value-type="string">
            <text:p text:style-name="P21">1100<text:span text:style-name="T8">0000 00000100 10011000 00000000 00000000 00000000 00000000 00000000 00000000 00000000</text:span></text:p>
          </table:table-cell>
        </table:table-row>
        <table:table-row>
          <table:covered-table-cell/>
          <table:table-cell table:style-name="Таблиця1.A3" office:value-type="string">
            <text:p text:style-name="P18">19.19</text:p>
          </table:table-cell>
          <table:table-cell table:style-name="Таблиця1.C19" office:value-type="string">
            <text:p text:style-name="P19">4003 99851EB8 51EB851F</text:p>
          </table:table-cell>
          <table:table-cell table:style-name="Таблиця1.D19" office:value-type="string">
            <text:p text:style-name="P17">Не потрібно виконувати</text:p>
          </table:table-cell>
        </table:table-row>
      </table:table>
      <text:p text:style-name="P10"/>
      <text:p text:style-name="P6">Висновок:</text:p>
      <text:p text:style-name="P4">Під час виконання роботи мною були вивчені основи створювання модульних програм в середовищі Microsoft Visual Studio та вивчені основні формати представлення чисе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0.561000000</meta:creation-date>
    <dc:date>2019-03-18T11:41:21.790000000</dc:date>
    <meta:editing-duration>PT5H3M22S</meta:editing-duration>
    <meta:editing-cycles>13</meta:editing-cycles>
    <meta:generator>LibreOffice/6.2.0.3$Windows_X86_64 LibreOffice_project/98c6a8a1c6c7b144ce3cc729e34964b47ce25d62</meta:generator>
    <meta:document-statistic meta:table-count="1" meta:image-count="0" meta:object-count="0" meta:page-count="5" meta:paragraph-count="233" meta:word-count="826" meta:character-count="6025" meta:non-whitespace-character-count="5198"/>
  </office:meta>
</office:document-meta>
</file>